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_20_1-title">
      <style:graphic-properties fo:min-height="2.65cm" loext:decorative="false"/>
      <style:paragraph-properties style:writing-mode="lr-tb"/>
    </style:style>
    <style:style style:name="pr8" style:family="presentation" style:parent-style-name="Standard_20_1-outline1">
      <style:graphic-properties fo:min-height="9.136cm" loext:decorative="false"/>
      <style:paragraph-properties style:writing-mode="lr-tb"/>
    </style:style>
    <style:style style:name="pr9" style:family="presentation" style:parent-style-name="Standard_20_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Promis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O que é?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4"><text:span text:style-name="T1">Quando utilizo uma Promise em JavaScript, estou essencialmente declarando que uma operação assíncrona será executada. Promises são amplamente usadas em APIs, pois o tempo de resposta de uma API pode variar. O compilador JavaScript não espera que a API termine sua execução antes de continuar com o restante do código. Portanto, uma Promise é uma promessa de execução futura: ela retornará um resultado quando estiver pronta. Enquanto isso, a aplicação pode continuar funcionando normalmente.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7" draw:layer="layout" svg:width="25.005cm" svg:height="2.65cm" svg:x="0.189cm" svg:y="1.344cm" presentation:class="title" presentation:user-transformed="true">
          <draw:text-box>
            <text:p>FETCH</text:p>
          </draw:text-box>
        </draw:frame>
        <draw:frame presentation:style-name="pr8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>O fetch é usado para fazer requisições http, com isso posso consumir recursos de uma API.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 para editar o formato do texto do título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5T19:49:51.323000000</meta:creation-date>
    <meta:editing-duration>PT11H28M48S</meta:editing-duration>
    <meta:editing-cycles>2</meta:editing-cycles>
    <meta:generator>LibreOffice/24.2.5.2$Windows_X86_64 LibreOffice_project/bffef4ea93e59bebbeaf7f431bb02b1a39ee8a59</meta:generator>
    <dc:title>Progress</dc:title>
    <dc:date>2024-12-16T07:58:34.318000000</dc:date>
    <meta:document-statistic meta:object-count="81"/>
  </office:meta>
</office:document-meta>
</file>